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17pt" fo:language="en" fo:country="US" officeooo:rsid="00189280" officeooo:paragraph-rsid="00189280" style:font-size-asian="17pt" style:font-size-complex="17pt"/>
    </style:style>
    <style:style style:name="P2" style:family="paragraph" style:parent-style-name="Standard">
      <style:paragraph-properties>
        <style:tab-stops>
          <style:tab-stop style:position="9.8cm"/>
        </style:tab-stops>
      </style:paragraph-properties>
      <style:text-properties style:font-name="Consolas" fo:font-size="17pt" fo:language="en" fo:country="US" officeooo:rsid="00189280" officeooo:paragraph-rsid="00189280" style:font-size-asian="17pt" style:font-size-complex="17pt"/>
    </style:style>
    <style:style style:name="P3" style:family="paragraph" style:parent-style-name="Standard">
      <style:paragraph-properties>
        <style:tab-stops>
          <style:tab-stop style:position="10.986cm"/>
        </style:tab-stops>
      </style:paragraph-properties>
      <style:text-properties style:font-name="Consolas" fo:font-size="17pt" fo:language="en" fo:country="US" officeooo:rsid="00189280" officeooo:paragraph-rsid="00189280" style:font-size-asian="17pt" style:font-size-complex="17pt"/>
    </style:style>
    <style:style style:name="P4" style:family="paragraph" style:parent-style-name="Standard">
      <style:paragraph-properties>
        <style:tab-stops>
          <style:tab-stop style:position="11.007cm"/>
        </style:tab-stops>
      </style:paragraph-properties>
      <style:text-properties style:font-name="Consolas" fo:font-size="17pt" fo:language="en" fo:country="US" officeooo:rsid="00189280" officeooo:paragraph-rsid="00189280" style:font-size-asian="17pt" style:font-size-complex="17pt"/>
    </style:style>
    <style:style style:name="P5" style:family="paragraph" style:parent-style-name="Standard">
      <style:paragraph-properties>
        <style:tab-stops>
          <style:tab-stop style:position="11.007cm"/>
        </style:tab-stops>
      </style:paragraph-properties>
      <style:text-properties style:font-name="Consolas" fo:font-size="17pt" fo:language="en" fo:country="US" officeooo:rsid="001955ac" officeooo:paragraph-rsid="001955ac" style:font-size-asian="17pt" style:font-size-complex="17pt"/>
    </style:style>
    <style:style style:name="P6" style:family="paragraph" style:parent-style-name="Standard">
      <style:text-properties style:font-name="Consolas" fo:font-size="17pt" fo:language="en" fo:country="US" officeooo:rsid="001955ac" officeooo:paragraph-rsid="001955ac" style:font-size-asian="17pt" style:font-size-complex="17pt"/>
    </style:style>
    <style:style style:name="P7" style:family="paragraph" style:parent-style-name="Standard">
      <style:paragraph-properties>
        <style:tab-stops>
          <style:tab-stop style:position="10.986cm"/>
        </style:tab-stops>
      </style:paragraph-properties>
      <style:text-properties style:font-name="Consolas" fo:font-size="17pt" fo:language="en" fo:country="US" officeooo:rsid="001955ac" officeooo:paragraph-rsid="001955ac" style:font-size-asian="17pt" style:font-size-complex="17pt"/>
    </style:style>
    <style:style style:name="P8" style:family="paragraph" style:parent-style-name="Standard">
      <style:paragraph-properties>
        <style:tab-stops>
          <style:tab-stop style:position="10.964cm"/>
        </style:tab-stops>
      </style:paragraph-properties>
      <style:text-properties style:font-name="Consolas" fo:font-size="17pt" fo:language="en" fo:country="US" officeooo:rsid="001955ac" officeooo:paragraph-rsid="001955ac" style:font-size-asian="17pt" style:font-size-complex="17pt"/>
    </style:style>
    <style:style style:name="P9" style:family="paragraph" style:parent-style-name="Standard">
      <style:text-properties fo:font-size="17pt" fo:language="en" fo:country="US" officeooo:paragraph-rsid="00189280" style:font-size-asian="17pt" style:font-size-complex="17pt"/>
    </style:style>
    <style:style style:name="P10" style:family="paragraph" style:parent-style-name="Standard">
      <style:text-properties fo:font-size="17pt" fo:language="en" fo:country="US" officeooo:paragraph-rsid="001955ac" style:font-size-asian="17pt" style:font-size-complex="17pt"/>
    </style:style>
    <style:style style:name="P11" style:family="paragraph" style:parent-style-name="Standard">
      <style:paragraph-properties>
        <style:tab-stops>
          <style:tab-stop style:position="11.007cm"/>
        </style:tab-stops>
      </style:paragraph-properties>
      <style:text-properties fo:language="en" fo:country="US" officeooo:paragraph-rsid="0020cada"/>
    </style:style>
    <style:style style:name="P12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11.007cm"/>
        </style:tab-stops>
      </style:paragraph-properties>
      <style:text-properties style:font-name="Consolas" fo:font-size="17pt" fo:language="en" fo:country="US" officeooo:rsid="00189280" officeooo:paragraph-rsid="00189280" style:font-size-asian="17pt" style:font-size-complex="17pt"/>
    </style:style>
    <style:style style:name="P13" style:family="paragraph" style:parent-style-name="Standard" style:master-page-name="">
      <style:paragraph-properties style:page-number="auto" fo:padding="0.049cm" fo:border-left="none" fo:border-right="none" fo:border-top="none" fo:border-bottom="0.06pt solid #000000"/>
      <style:text-properties style:font-name="Consolas" fo:font-size="17pt" fo:language="en" fo:country="US" officeooo:rsid="00189280" officeooo:paragraph-rsid="00189280" style:font-size-asian="17pt" style:font-size-complex="17pt"/>
    </style:style>
    <style:style style:name="T1" style:family="text">
      <style:text-properties style:font-name="Consolas" officeooo:rsid="001955ac"/>
    </style:style>
    <style:style style:name="T2" style:family="text">
      <style:text-properties style:font-name="Consolas" officeooo:rsid="00189280"/>
    </style:style>
    <style:style style:name="T3" style:family="text">
      <style:text-properties style:font-name="Consolas" officeooo:rsid="001c2e30"/>
    </style:style>
    <style:style style:name="T4" style:family="text">
      <style:text-properties style:font-name="Consolas" officeooo:rsid="001c32d1"/>
    </style:style>
    <style:style style:name="T5" style:family="text">
      <style:text-properties style:font-name="Consolas" officeooo:rsid="001d9f0d"/>
    </style:style>
    <style:style style:name="T6" style:family="text">
      <style:text-properties style:font-name="Consolas" officeooo:rsid="001e7096"/>
    </style:style>
    <style:style style:name="T7" style:family="text">
      <style:text-properties style:font-name="Consolas" officeooo:rsid="001ee6bd"/>
    </style:style>
    <style:style style:name="T8" style:family="text">
      <style:text-properties style:font-name="Consolas" fo:font-size="17pt" officeooo:rsid="0020cada" style:font-size-asian="17pt" style:font-size-complex="17pt"/>
    </style:style>
    <style:style style:name="T9" style:family="text">
      <style:text-properties style:font-name="Consolas" fo:font-size="17pt" officeooo:rsid="00241b2c" style:font-size-asian="17pt" style:font-size-complex="17pt"/>
    </style:style>
    <style:style style:name="T10" style:family="text">
      <style:text-properties officeooo:rsid="001ee6bd"/>
    </style:style>
    <style:style style:name="T11" style:family="text">
      <style:text-properties officeooo:rsid="0020cada"/>
    </style:style>
    <style:style style:name="T12" style:family="text">
      <style:text-properties officeooo:rsid="002170b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2">Click on the '</text:span><text:span text:style-name="T3">i' a</text:span><text:span text:style-name="T6">t</text:span><text:span text:style-name="T3"> the bottom </text:span><text:span text:style-name="T6">t</text:span><text:span text:style-name="T2">o to</text:span><text:span text:style-name="T7">g</text:span><text:span text:style-name="T2">gle this screen.</text:span></text:p>
      <text:p text:style-name="P1"/>
      <text:p text:style-name="P9"><text:span text:style-name="T2">Click on the sun/moon to change the U</text:span><text:span text:style-name="T5">I</text:span><text:span text:style-name="T4"> shade</text:span><text:span text:style-name="T2">.</text:span></text:p>
      <text:p text:style-name="P1"/>
      <text:p text:style-name="P10"><text:span text:style-name="T2">Click on the bar at the bottom to jump to a</text:span><text:span text:style-name="T1">n</text:span><text:span text:style-name="T2"> i</text:span><text:span text:style-name="T1">mage </text:span><text:span text:style-name="T2">in the folder or hold and drag to scrub through the images in the folder.</text:span></text:p>
      <text:p text:style-name="P13"/>
      <text:p text:style-name="P2"/>
      <text:p text:style-name="P12">Quit Emulsion<text:tab/>Esc</text:p>
      <text:p text:style-name="P1"/>
      <text:p text:style-name="P3">Previous Image<text:tab/>A or 🡸</text:p>
      <text:p text:style-name="P4">Next Image<text:tab/>D or 🡺</text:p>
      <text:p text:style-name="P1"/>
      <text:p text:style-name="P5">Zoom In<text:tab/>Mouse Wheel Up</text:p>
      <text:p text:style-name="P5">Zoom Out<text:tab/><text:span text:style-name="T12">M</text:span>ouse Wheel Down</text:p>
      <text:p text:style-name="P6"/>
      <text:p text:style-name="P7">Fit Image <text:span text:style-name="T11">t</text:span>o Window<text:tab/>F</text:p>
      <text:p text:style-name="P8">Show <text:span text:style-name="T11">a</text:span>t Orig<text:span text:style-name="T10">in</text:span>al Scale<text:tab/>Q</text:p>
      <text:p text:style-name="P6"/>
      <text:p text:style-name="P8">Presentation Playback<text:tab/>P</text:p>
      <text:p text:style-name="P5">Shuffled Presentation Playback<text:tab/>Alt+P</text:p>
      <text:p text:style-name="P7">Animation Playback<text:tab/>Alt+A or Alt+V</text:p>
      <text:p text:style-name="P1"/>
      <text:p text:style-name="P5">Pan Camera<text:tab/>Right Mouse Button or Space</text:p>
      <text:p text:style-name="P5">Full-Screen Mode<text:tab/>Double Click <text:span text:style-name="T11">or F11</text:span></text:p>
      <text:p text:style-name="P5"/>
      <text:p text:style-name="P11"><text:span text:style-name="T8">Move Image to </text:span><text:span text:style-name="T9">the</text:span><text:span text:style-name="T8"> Trash<text:tab/>Del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2cm" fo:page-height="19.5cm" style:num-format="1" style:print-orientation="portrait" fo:margin-top="0.18cm" fo:margin-bottom="0.18cm" fo:margin-left="0.18cm" fo:margin-right="0.1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6T21:56:12.781000000</meta:creation-date>
    <dc:date>2020-04-26T20:47:22.742000000</dc:date>
    <meta:editing-duration>PT42M28S</meta:editing-duration>
    <meta:editing-cycles>13</meta:editing-cycles>
    <meta:generator>LibreOffice/6.3.5.2$Windows_X86_64 LibreOffice_project/dd0751754f11728f69b42ee2af66670068624673</meta:generator>
    <meta:document-statistic meta:table-count="0" meta:image-count="0" meta:object-count="0" meta:page-count="1" meta:paragraph-count="16" meta:word-count="111" meta:character-count="562" meta:non-whitespace-character-count="467"/>
  </office:meta>
</office:document-meta>
</file>